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queens_sizes" table:style-name="ta1">
        <table:table-column table:style-name="co1" table:default-cell-style-name="ce6"/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ões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72512" calcext:value-type="float">
            <text:p>147725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5104" calcext:value-type="float">
            <text:p>958151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090624" calcext:value-type="float">
            <text:p>6660906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8057848" calcext:value-type="float">
            <text:p>49680578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29188884" calcext:value-type="float">
            <text:p>39029188884</text:p>
          </table:table-cell>
          <table:table-cell table:number-columns-repeated="3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12"/>
          <table:table-cell table:style-name="ce13"/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13"/>
        </table:table-row>
      </table:table>
      <table:table table:name="nqueens" table:style-name="ta1">
        <table:shapes>
          <draw:frame draw:z-index="0" draw:style-name="gr1" draw:text-style-name="P1" svg:width="15.999cm" svg:height="8.999cm" svg:x="12.981cm" svg:y="0.1cm">
            <draw:object draw:notify-on-update-of-ranges="nqueens.A2:nqueens.A14 nqueens.B1:nqueens.B1 nqueens.B2:nqueens.B14 nqueens.C1:nqueens.C1 nqueens.C2:nqueens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nqueens.A2:nqueens.A10 nqueens.B1:nqueens.B1 nqueens.B2:nqueens.B10 nqueens.C1:nqueens.C1 nqueens.C2:nqueens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8" office:value-type="string" calcext:value-type="string">
            <text:p>version</text:p>
          </table:table-cell>
          <table:table-cell table:style-name="ce8" office:value-type="string" calcext:value-type="string">
            <text:p>sequential</text:p>
          </table:table-cell>
          <table:table-cell table:style-name="ce8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8.19</text:p>
          </table:table-cell>
          <table:table-cell table:style-name="ce8" office:value-type="float" office:value="10.8932" calcext:value-type="float">
            <text:p>10,8932</text:p>
          </table:table-cell>
          <table:table-cell table:style-name="ce8" office:value-type="float" office:value="11.9859" calcext:value-type="float">
            <text:p>11,9859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9.19</text:p>
          </table:table-cell>
          <table:table-cell table:style-name="ce8" office:value-type="float" office:value="10.4862" calcext:value-type="float">
            <text:p>10,4862</text:p>
          </table:table-cell>
          <table:table-cell table:style-name="ce8" office:value-type="float" office:value="11.3453" calcext:value-type="float">
            <text:p>11,3453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8" office:value-type="float" office:value="10.2568" calcext:value-type="float">
            <text:p>10,2568</text:p>
          </table:table-cell>
          <table:table-cell table:style-name="ce8" office:value-type="float" office:value="11.3834" calcext:value-type="float">
            <text:p>11,3834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1.9</text:p>
          </table:table-cell>
          <table:table-cell table:style-name="ce8" office:value-type="float" office:value="8.2151" calcext:value-type="float">
            <text:p>8,2151</text:p>
          </table:table-cell>
          <table:table-cell table:style-name="ce8" office:value-type="float" office:value="8.9252" calcext:value-type="float">
            <text:p>8,9252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2.4</text:p>
          </table:table-cell>
          <table:table-cell table:style-name="ce8" office:value-type="float" office:value="9.2438" calcext:value-type="float">
            <text:p>9,2438</text:p>
          </table:table-cell>
          <table:table-cell table:style-name="ce8" office:value-type="float" office:value="10.01" calcext:value-type="float">
            <text:p>10,0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</text:p>
          </table:table-cell>
          <table:table-cell table:style-name="ce8" office:value-type="float" office:value="8.8288" calcext:value-type="float">
            <text:p>8,8288</text:p>
          </table:table-cell>
          <table:table-cell table:style-name="ce8" office:value-type="float" office:value="9.5155" calcext:value-type="float">
            <text:p>9,5155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jit</text:p>
          </table:table-cell>
          <table:table-cell table:style-name="ce8" office:value-type="float" office:value="8.996" calcext:value-type="float">
            <text:p>8,996</text:p>
          </table:table-cell>
          <table:table-cell table:style-name="ce8" office:value-type="float" office:value="9.8006" calcext:value-type="float">
            <text:p>9,8006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</text:p>
          </table:table-cell>
          <table:table-cell table:style-name="ce8" office:value-type="float" office:value="9.129" calcext:value-type="float">
            <text:p>9,129</text:p>
          </table:table-cell>
          <table:table-cell table:style-name="ce8" office:value-type="float" office:value="10.2411" calcext:value-type="float">
            <text:p>10,2411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jit</text:p>
          </table:table-cell>
          <table:table-cell table:style-name="ce8" office:value-type="float" office:value="9.3239" calcext:value-type="float">
            <text:p>9,3239</text:p>
          </table:table-cell>
          <table:table-cell table:style-name="ce8" office:value-type="float" office:value="10.1937" calcext:value-type="float">
            <text:p>10,1937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ft -X gil=0</text:p>
          </table:table-cell>
          <table:table-cell table:style-name="ce8" office:value-type="float" office:value="12.8632" calcext:value-type="float">
            <text:p>12,8632</text:p>
          </table:table-cell>
          <table:table-cell table:style-name="ce8" office:value-type="float" office:value="15.1975" calcext:value-type="float">
            <text:p>15,1975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ft -X gil=1</text:p>
          </table:table-cell>
          <table:table-cell table:style-name="ce8" office:value-type="float" office:value="12.9212" calcext:value-type="float">
            <text:p>12,9212</text:p>
          </table:table-cell>
          <table:table-cell table:style-name="ce8" office:value-type="float" office:value="13.5749" calcext:value-type="float">
            <text:p>13,5749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ft -X gil=0</text:p>
          </table:table-cell>
          <table:table-cell table:style-name="ce8" office:value-type="float" office:value="13.7128" calcext:value-type="float">
            <text:p>13,7128</text:p>
          </table:table-cell>
          <table:table-cell table:style-name="ce8" office:value-type="float" office:value="32.978" calcext:value-type="float">
            <text:p>32,978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ft -X gil=1</text:p>
          </table:table-cell>
          <table:table-cell table:style-name="ce8" office:value-type="float" office:value="13.5409" calcext:value-type="float">
            <text:p>13,5409</text:p>
          </table:table-cell>
          <table:table-cell table:style-name="ce8" office:value-type="float" office:value="15.1057" calcext:value-type="float">
            <text:p>15,1057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" table:style-name="ta1">
        <table:shapes>
          <draw:frame draw:z-index="0" draw:style-name="gr1" draw:text-style-name="P1" svg:width="15.999cm" svg:height="8.999cm" svg:x="12.981cm" svg:y="0.1cm">
            <draw:object draw:notify-on-update-of-ranges="fib.A2:fib.A14 fib.B1:fib.B1 fib.B2:fib.B14 fib.C1:fib.C1 fib.C2:fib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fib.A2:fib.A10 fib.B1:fib.B1 fib.B2:fib.B10 fib.C1:fib.C1 fib.C2:fib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8" office:value-type="string" calcext:value-type="string">
            <text:p>version</text:p>
          </table:table-cell>
          <table:table-cell table:style-name="ce8" office:value-type="string" calcext:value-type="string">
            <text:p>sequential</text:p>
          </table:table-cell>
          <table:table-cell table:style-name="ce8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8.19</text:p>
          </table:table-cell>
          <table:table-cell table:style-name="ce8" office:value-type="float" office:value="13.3672" calcext:value-type="float">
            <text:p>13,3672</text:p>
          </table:table-cell>
          <table:table-cell table:style-name="ce8" office:value-type="float" office:value="13.2123" calcext:value-type="float">
            <text:p>13,2123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9.19</text:p>
          </table:table-cell>
          <table:table-cell table:style-name="ce8" office:value-type="float" office:value="10.5005" calcext:value-type="float">
            <text:p>10,5005</text:p>
          </table:table-cell>
          <table:table-cell table:style-name="ce8" office:value-type="float" office:value="11.4852" calcext:value-type="float">
            <text:p>11,485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8" office:value-type="float" office:value="13.1162" calcext:value-type="float">
            <text:p>13,1162</text:p>
          </table:table-cell>
          <table:table-cell table:style-name="ce8" office:value-type="float" office:value="14.3032" calcext:value-type="float">
            <text:p>14,3032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1.9</text:p>
          </table:table-cell>
          <table:table-cell table:style-name="ce8" office:value-type="float" office:value="6.6597" calcext:value-type="float">
            <text:p>6,6597</text:p>
          </table:table-cell>
          <table:table-cell table:style-name="ce8" office:value-type="float" office:value="7.1044" calcext:value-type="float">
            <text:p>7,1044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2.4</text:p>
          </table:table-cell>
          <table:table-cell table:style-name="ce8" office:value-type="float" office:value="6.5995" calcext:value-type="float">
            <text:p>6,5995</text:p>
          </table:table-cell>
          <table:table-cell table:style-name="ce8" office:value-type="float" office:value="7.2534" calcext:value-type="float">
            <text:p>7,2534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</text:p>
          </table:table-cell>
          <table:table-cell table:style-name="ce8" office:value-type="float" office:value="7.7655" calcext:value-type="float">
            <text:p>7,7655</text:p>
          </table:table-cell>
          <table:table-cell table:style-name="ce8" office:value-type="float" office:value="8.3947" calcext:value-type="float">
            <text:p>8,3947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jit</text:p>
          </table:table-cell>
          <table:table-cell table:style-name="ce8" office:value-type="float" office:value="6.6626" calcext:value-type="float">
            <text:p>6,6626</text:p>
          </table:table-cell>
          <table:table-cell table:style-name="ce8" office:value-type="float" office:value="7.1806" calcext:value-type="float">
            <text:p>7,1806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</text:p>
          </table:table-cell>
          <table:table-cell table:style-name="ce8" office:value-type="float" office:value="9.6822" calcext:value-type="float">
            <text:p>9,6822</text:p>
          </table:table-cell>
          <table:table-cell table:style-name="ce8" office:value-type="float" office:value="10.2303" calcext:value-type="float">
            <text:p>10,2303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jit</text:p>
          </table:table-cell>
          <table:table-cell table:style-name="ce8" office:value-type="float" office:value="6.5409" calcext:value-type="float">
            <text:p>6,5409</text:p>
          </table:table-cell>
          <table:table-cell table:style-name="ce8" office:value-type="float" office:value="7.1387" calcext:value-type="float">
            <text:p>7,1387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ft -X gil=0</text:p>
          </table:table-cell>
          <table:table-cell table:style-name="ce8" office:value-type="float" office:value="14.0277" calcext:value-type="float">
            <text:p>14,0277</text:p>
          </table:table-cell>
          <table:table-cell table:style-name="ce8" office:value-type="float" office:value="16.7544" calcext:value-type="float">
            <text:p>16,7544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3.0rc1-ft -X gil=1</text:p>
          </table:table-cell>
          <table:table-cell table:style-name="ce8" office:value-type="float" office:value="15.5839" calcext:value-type="float">
            <text:p>15,5839</text:p>
          </table:table-cell>
          <table:table-cell table:style-name="ce8" office:value-type="float" office:value="16.6969" calcext:value-type="float">
            <text:p>16,6969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ft -X gil=0</text:p>
          </table:table-cell>
          <table:table-cell table:style-name="ce8" office:value-type="float" office:value="14.2444" calcext:value-type="float">
            <text:p>14,2444</text:p>
          </table:table-cell>
          <table:table-cell table:style-name="ce8" office:value-type="float" office:value="272.5346" calcext:value-type="float">
            <text:p>272,5346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3.14.0a0-ft -X gil=1</text:p>
          </table:table-cell>
          <table:table-cell table:style-name="ce8" office:value-type="float" office:value="13.9517" calcext:value-type="float">
            <text:p>13,9517</text:p>
          </table:table-cell>
          <table:table-cell table:style-name="ce8" office:value-type="float" office:value="16.693" calcext:value-type="float">
            <text:p>16,693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8:19:54.2177848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3:04:17.492000000</meta:creation-date>
    <dc:date>2024-09-08T18:39:00.215291826</dc:date>
    <meta:editing-duration>PT1H49M23S</meta:editing-duration>
    <meta:editing-cycles>21</meta:editing-cycles>
    <meta:generator>LibreOffice/24.2.5.2$Linux_X86_64 LibreOffice_project/420$Build-2</meta:generator>
    <meta:document-statistic meta:table-count="3" meta:cell-count="12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nqueens.A1:nqueens.C14" chart:data-source-has-labels="both" svg:x="0.32cm" svg:y="1.275cm" svg:width="13.044cm" svg:height="7.545cm">
          <chart:coordinate-region svg:x="3.561cm" svg:y="1.275cm" svg:width="9.616cm" svg:height="6.898cm"/>
          <chart:axis chart:dimension="x" chart:name="primary-x" chart:style-name="ch5" chartooo:axis-type="auto">
            <chartooo:date-scale/>
            <chart:categories table:cell-range-address="nqueens.A2:nqueens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queens.B2:nqueens.B14" chart:label-cell-address="nqueens.B1:nqueens.B1" chart:class="chart:bar">
            <chart:data-point chart:repeated="13"/>
          </chart:series>
          <chart:series chart:style-name="ch9" chart:values-cell-range-address="nqueens.C2:nqueens.C14" chart:label-cell-address="nqueens.C1:nqueens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nqueens.B1:nqueens.B1</svg:desc>
                </draw:g>
              </table:table-cell>
              <table:table-cell office:value-type="string">
                <text:p>threads</text:p>
                <draw:g>
                  <svg:desc>nqueens.C1:nquee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nqueens.A2:nqueens.A14</svg:desc>
                </draw:g>
              </table:table-cell>
              <table:table-cell office:value-type="float" office:value="10.8932">
                <text:p>10.8932</text:p>
                <draw:g>
                  <svg:desc>nqueens.B2:nqueens.B14</svg:desc>
                </draw:g>
              </table:table-cell>
              <table:table-cell office:value-type="float" office:value="11.9859">
                <text:p>11.9859</text:p>
                <draw:g>
                  <svg:desc>nqueens.C2:nqueens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8632">
                <text:p>12.8632</text:p>
              </table:table-cell>
              <table:table-cell office:value-type="float" office:value="15.1975">
                <text:p>15.1975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2.9212">
                <text:p>12.9212</text:p>
              </table:table-cell>
              <table:table-cell office:value-type="float" office:value="13.5749">
                <text:p>13.574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3.7128">
                <text:p>13.7128</text:p>
              </table:table-cell>
              <table:table-cell office:value-type="float" office:value="32.978">
                <text:p>32.978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5409">
                <text:p>13.5409</text:p>
              </table:table-cell>
              <table:table-cell office:value-type="float" office:value="15.1057">
                <text:p>15.1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nqueens.A1:nqueens.C10" chart:data-source-has-labels="both" svg:x="0.32cm" svg:y="1.275cm" svg:width="13.044cm" svg:height="7.545cm">
          <chart:coordinate-region svg:x="0.941cm" svg:y="1.475cm" svg:width="12.423cm" svg:height="5.561cm"/>
          <chart:axis chart:dimension="x" chart:name="primary-x" chart:style-name="ch5" chartooo:axis-type="auto">
            <chartooo:date-scale/>
            <chart:categories table:cell-range-address="nqueens.A2:nqueen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queens.B2:nqueens.B10" chart:label-cell-address="nqueens.B1:nqueens.B1" chart:class="chart:bar">
            <chart:data-point chart:repeated="9"/>
          </chart:series>
          <chart:series chart:style-name="ch9" chart:values-cell-range-address="nqueens.C2:nqueens.C10" chart:label-cell-address="nqueens.C1:nqueens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nqueens.B1:nqueens.B1</svg:desc>
                </draw:g>
              </table:table-cell>
              <table:table-cell office:value-type="string">
                <text:p>threads</text:p>
                <draw:g>
                  <svg:desc>nqueens.C1:nquee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nqueens.A2:nqueens.A10</svg:desc>
                </draw:g>
              </table:table-cell>
              <table:table-cell office:value-type="float" office:value="10.8932">
                <text:p>10.8932</text:p>
                <draw:g>
                  <svg:desc>nqueens.B2:nqueens.B10</svg:desc>
                </draw:g>
              </table:table-cell>
              <table:table-cell office:value-type="float" office:value="11.9859">
                <text:p>11.9859</text:p>
                <draw:g>
                  <svg:desc>nqueens.C2:nqueens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fib.A1:fib.C14" chart:data-source-has-labels="both" svg:x="0.32cm" svg:y="1.275cm" svg:width="13.044cm" svg:height="7.545cm">
          <chart:coordinate-region svg:x="3.561cm" svg:y="1.275cm" svg:width="9.523cm" svg:height="6.898cm"/>
          <chart:axis chart:dimension="x" chart:name="primary-x" chart:style-name="ch5" chartooo:axis-type="auto">
            <chartooo:date-scale/>
            <chart:categories table:cell-range-address="fib.A2:fib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b.B2:fib.B14" chart:label-cell-address="fib.B1:fib.B1" chart:class="chart:bar">
            <chart:data-point chart:repeated="13"/>
          </chart:series>
          <chart:series chart:style-name="ch9" chart:values-cell-range-address="fib.C2:fib.C14" chart:label-cell-address="fib.C1:fib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fib.B1:fib.B1</svg:desc>
                </draw:g>
              </table:table-cell>
              <table:table-cell office:value-type="string">
                <text:p>threads</text:p>
                <draw:g>
                  <svg:desc>fib.C1:fi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fib.A2:fib.A14</svg:desc>
                </draw:g>
              </table:table-cell>
              <table:table-cell office:value-type="float" office:value="13.3672">
                <text:p>13.3672</text:p>
                <draw:g>
                  <svg:desc>fib.B2:fib.B14</svg:desc>
                </draw:g>
              </table:table-cell>
              <table:table-cell office:value-type="float" office:value="13.2123">
                <text:p>13.2123</text:p>
                <draw:g>
                  <svg:desc>fib.C2:fib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4.0277">
                <text:p>14.0277</text:p>
              </table:table-cell>
              <table:table-cell office:value-type="float" office:value="16.7544">
                <text:p>16.754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5.5839">
                <text:p>15.5839</text:p>
              </table:table-cell>
              <table:table-cell office:value-type="float" office:value="16.6969">
                <text:p>16.696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4.2444">
                <text:p>14.2444</text:p>
              </table:table-cell>
              <table:table-cell office:value-type="float" office:value="272.5346">
                <text:p>272.53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9517">
                <text:p>13.9517</text:p>
              </table:table-cell>
              <table:table-cell office:value-type="float" office:value="16.693">
                <text:p>16.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fib.A1:fib.C10" chart:data-source-has-labels="both" svg:x="0.32cm" svg:y="1.275cm" svg:width="13.044cm" svg:height="7.545cm">
          <chart:coordinate-region svg:x="0.941cm" svg:y="1.474cm" svg:width="12.423cm" svg:height="5.562cm"/>
          <chart:axis chart:dimension="x" chart:name="primary-x" chart:style-name="ch5" chartooo:axis-type="auto">
            <chartooo:date-scale/>
            <chart:categories table:cell-range-address="fib.A2:fib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b.B2:fib.B10" chart:label-cell-address="fib.B1:fib.B1" chart:class="chart:bar">
            <chart:data-point chart:repeated="9"/>
          </chart:series>
          <chart:series chart:style-name="ch9" chart:values-cell-range-address="fib.C2:fib.C10" chart:label-cell-address="fib.C1:fib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fib.B1:fib.B1</svg:desc>
                </draw:g>
              </table:table-cell>
              <table:table-cell office:value-type="string">
                <text:p>threads</text:p>
                <draw:g>
                  <svg:desc>fib.C1:fi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fib.A2:fib.A10</svg:desc>
                </draw:g>
              </table:table-cell>
              <table:table-cell office:value-type="float" office:value="13.3672">
                <text:p>13.3672</text:p>
                <draw:g>
                  <svg:desc>fib.B2:fib.B10</svg:desc>
                </draw:g>
              </table:table-cell>
              <table:table-cell office:value-type="float" office:value="13.2123">
                <text:p>13.2123</text:p>
                <draw:g>
                  <svg:desc>fib.C2:fib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